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ffffff" loext:opacity="100%"/>
    </style:style>
    <style:style style:name="T1" style:family="text">
      <style:text-properties fo:font-variant="normal" fo:text-transform="none" fo:font-family="Roboto, Arial, sans-serif" fo:font-size="10.5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river flowed gently.</text:span><text:line-break/><text:span text:style-name="T2"> </text:span><text:span text:style-name="T1">It reflected the moonlight.</text:span><text:line-break/><text:span text:style-name="T2"> </text:span><text:span text:style-name="T1">Nearby, an owl hooted.</text:span><text:line-break/><text:span text:style-name="T2"> </text:span><text:span text:style-name="T1">The forest seemed alive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7T11:53:06.550835800</meta:creation-date>
    <dc:date>2026-01-17T11:53:23.175517300</dc:date>
    <meta:editing-duration>PT17S</meta:editing-duration>
    <meta:editing-cycles>1</meta:editing-cycles>
    <meta:document-statistic meta:table-count="0" meta:image-count="0" meta:object-count="0" meta:page-count="1" meta:paragraph-count="1" meta:word-count="16" meta:character-count="104" meta:non-whitespace-character-count="85"/>
    <meta:generator>LibreOffice/25.2.7.2$Windows_X86_64 LibreOffice_project/5cbfd1ab6520636bb5f7b99185aa69bd7456825d</meta:generator>
  </office:meta>
</office:document-meta>
</file>